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52-2014</text:p>
      <text:p text:style-name="P44"><text:span text:style-name="T5">Maturín, </text:span><text:span text:style-name="Fuente_20_de_20_párrafo_20_predeter."><text:span text:style-name="T3">30</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SÃ©ptiembre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56-2014</text:span><text:span text:style-name="T14"> </text:span><text:span text:style-name="T8">DE FECHA 22-09-2014</text:span></text:p>
      <text:p text:style-name="P36"/>
      <text:p text:style-name="P29"><text:span text:style-name="T8">OBJETO: </text:span><text:span text:style-name="T9">ADQUISICIÓN DE UNA FOTOCOPIADORA PARA USO EXCLUSIVO DE ESTE ÓRGANO DE CONTROL</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ULTISERVICIOS DAC, C.A.<text:line-break/>- Oferta "B": SUMINISTROS Y EQUIPOS COPYVAN,C.A<text:line-break/>- Oferta "C": TONER STORE, 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10</text:p>
          </table:table-cell>
          <table:table-cell table:style-name="Tabla4.A2" office:value-type="string">
            <text:p text:style-name="P39">10</text:p>
          </table:table-cell>
          <table:table-cell table:style-name="Tabla4.E2" office:value-type="string">
            <text:p text:style-name="P43"><text:span text:style-name="T12">60</text:span><text:span text:style-name="T12"/></text:p>
          </table:table-cell>
        </table:table-row>
        <table:table-row>
          <table:table-cell table:style-name="Tabla4.A2" office:value-type="string">
            <text:p text:style-name="P41">Oferta "B"</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
          </table:table-cell>
          <table:table-cell table:style-name="Tabla4.A2" office:value-type="string">
            <text:p text:style-name="P40"/>
          </table:table-cell>
          <table:table-cell table:style-name="Tabla4.A2" office:value-type="string">
            <text:p text:style-name="P39"/>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ULTISERVICIOS DAC, C.A.</text:span></text:p>
          </table:table-cell>
          <table:table-cell table:style-name="Tabla3.A3" office:value-type="string">
            <text:p text:style-name="P49">Oferta mas Economica<text:line-break/><text:line-break/>Monto oferta "A"</text:p>
          </table:table-cell>
          <table:table-cell table:style-name="Tabla3.A3" office:value-type="string">
            <text:p text:style-name="P49">442.400,00<text:line-break/><text:line-break/><text:line-break/>442.40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SUMINISTROS Y EQUIPOS COPYVAN,C.A</text:span></text:p>
          </table:table-cell>
          <table:table-cell table:style-name="Tabla3.A3" office:value-type="string">
            <text:p text:style-name="P49">Oferta mas Economica<text:line-break/><text:line-break/>Monto oferta "B"</text:p>
          </table:table-cell>
          <table:table-cell table:style-name="Tabla3.A3" office:value-type="string">
            <text:p text:style-name="P49">442.4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TONER STORE, C.A.</text:span></text:p>
          </table:table-cell>
          <table:table-cell table:style-name="Tabla3.A3" office:value-type="string">
            <text:p text:style-name="P49">Oferta mas Economica<text:line-break/><text:line-break/>Monto oferta "C"</text:p>
          </table:table-cell>
          <table:table-cell table:style-name="Tabla3.A3" office:value-type="string">
            <text:p text:style-name="P49">442.40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ULTISERVICIOS DAC, C.A.</text:p>
          </table:table-cell>
          <table:table-cell table:style-name="Tabla1.A2" office:value-type="string">
            <text:p text:style-name="P42">60</text:p>
          </table:table-cell>
          <table:table-cell table:style-name="Tabla1.A2" office:value-type="string">
            <text:p text:style-name="P42">40,00</text:p>
          </table:table-cell>
          <table:table-cell table:style-name="Tabla1.A1" office:value-type="string">
            <text:p text:style-name="P3">100,00</text:p>
          </table:table-cell>
        </table:table-row>
        <table:table-row table:style-name="Tabla1.4">
          <table:table-cell table:style-name="Tabla1.A2" office:value-type="string">
            <text:p text:style-name="P2">"B"</text:p>
          </table:table-cell>
          <table:table-cell table:style-name="Tabla1.A2" office:value-type="string">
            <text:p text:style-name="P42">SUMINISTROS Y EQUIPOS COPYVA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TONER STORE,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Una vez efectuada la revisión y análisis de la documentación contenida en el expediente administrativo, a la luz de la normativa legal vigente, esta Dirección concluye que en el caso bajo análisis, la única empresa participante MULTISERVICIOS DAC, C.A., cumple con las especificaciones técnicas establecidas en las invitaciones, ofreciendo tiempo de respuesta inmediato, garantía, calidad de servicio,Que los recaudos exigidos para la calificación legal aún y cuando no tienen puntuación, fueron presentados a cabalidad.</text:p>
      <text:p text:style-name="P32"/>
      <text:p text:style-name="P27"/>
      <text:p text:style-name="P12">RECOMENDACIÓN:</text:p>
      <text:p text:style-name="P17">1.- En atención al estudio y análisis legal, técnico y financiero realizado a la oferta presentada por la empresa antes señalada, ésta Unidad Contratante determinó que la empresa MULTISERVICIOS DAC, C.A, califica como ganadora en el presente procedimiento de selección de contratistas.<text:line-break/>2.- Se recomienda de conformidad con lo previsto en el artículo 87 de la Ley de Contrataciones Públicas; publicada en Gaceta Oficial de la República Bolivariana de Venezuela Nº 39.503 de fecha 06/09/2010, OTORGAR la adjudicación en el procedimiento administrativo N° CEM-PC-02-01-0056-2014 de Contratación Pública realizado bajo la modalidad de Consulta de Precio, para la Adquisición de una Fotocopiadora para uso exclusivo de éste Órgano de Control, a la empresa MULTISERVICIOS DAC, C.A. Rif J-40406945-3 por un monto de BOLÍVARES CUATROCIENTOS CUARENTA Y DOS MIL CUATROCIENTOS CON CERO CÉNTIMOS (Bs. 442.400,00) incluyendo el I.V.A., para que suministre el renglón solicitado.</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RENA CAROLINA SALAS VÁSQUEZ</text:p>
            <text:p text:style-name="P24">JEFE DE LA DIVISIÓN DE ADMINISTRACIóN Y TESORERIA</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